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Cursor" svg:font-family="TeXGyreCursor" style:font-family-generic="modern" style:font-pitch="fixed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1.912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outline1">
      <style:graphic-properties fo:min-height="11.18cm" loext:decorative="false"/>
      <style:paragraph-properties style:writing-mode="lr-tb"/>
    </style:style>
    <style:style style:name="pr7" style:family="presentation" style:parent-style-name="Default-outline1">
      <style:graphic-properties fo:min-height="5.202cm" loext:decorative="false"/>
      <style:paragraph-properties style:writing-mode="lr-tb"/>
    </style:style>
    <style:style style:name="pr8" style:family="presentation" style:parent-style-name="Default-title">
      <style:graphic-properties fo:min-height="1.91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TeXGyreCursor"/>
    </style:style>
    <style:style style:name="T5" style:family="text">
      <style:text-properties style:text-position="0% 100%" style:font-name="TeXGyreCursor"/>
    </style:style>
    <style:style style:name="T6" style:family="text">
      <style:text-properties style:text-position="super 58%" style:font-name="TeXGyreCurs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ccess for free at https://openstax.org/books/college-algebra-2e/pages/1-introduction-to-prerequisites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2.629cm" svg:x="1.4cm" svg:y="0.628cm" presentation:class="title" presentation:user-transformed="true">
          <draw:text-box>
            <text:p>Matrices and Systems of Equations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Quick Start<text:line-break/>for</text:p>
            <text:p>College Algebr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footer-name="ftr1">
        <draw:frame presentation:style-name="pr4" draw:layer="layout" svg:width="25.199cm" svg:height="1.912cm" svg:x="1.4cm" svg:y="0.628cm" presentation:class="title">
          <draw:text-box>
            <text:p>Example 1</text:p>
          </draw:text-box>
        </draw:frame>
        <draw:frame presentation:style-name="pr5" draw:layer="layout" svg:width="12.297cm" svg:height="11.43cm" svg:x="1.4cm" svg:y="2.54cm" presentation:class="outline">
          <draw:text-box>
            <text:list text:style-name="L3">
              <text:list-header>
                <text:p>Write the augmented matrix for the given system of equations.</text:p>
                <text:p/>
              </text:list-header>
            </text:list>
          </draw:text-box>
        </draw:frame>
        <draw:frame draw:style-name="gr2" draw:layer="layout" svg:width="6.806cm" svg:height="4.679cm" svg:x="14.313cm" svg:y="2.5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2" presentation:use-footer-name="ftr1">
        <draw:frame presentation:style-name="pr4" draw:layer="layout" svg:width="25.199cm" svg:height="1.912cm" svg:x="1.4cm" svg:y="0.628cm" presentation:class="title">
          <draw:text-box>
            <text:p>Definition - Matrices</text:p>
          </draw:text-box>
        </draw:frame>
        <draw:frame presentation:style-name="pr6" draw:layer="layout" svg:width="12.297cm" svg:height="11.43cm" svg:x="1.4cm" svg:y="2.54cm" presentation:class="outline">
          <draw:text-box>
            <text:list text:style-name="L3">
              <text:list-item>
                <text:p>A <text:span text:style-name="T1">matrix</text:span><text:span text:style-name="T2"> is a rectangular array of numbers.</text:span></text:p>
              </text:list-item>
              <text:list-item>
                <text:p><text:span text:style-name="T2">The </text:span><text:span text:style-name="T1">dimensions</text:span><text:span text:style-name="T2"> of a matrix is the number of rows and number of columns.</text:span></text:p>
              </text:list-item>
            </text:list>
          </draw:text-box>
        </draw:frame>
        <draw:frame draw:style-name="gr2" draw:layer="layout" svg:width="10.235cm" svg:height="5.211cm" svg:x="14.313cm" svg:y="2.54cm" presentation:class="objec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7" draw:layer="layout" svg:width="12.297cm" svg:height="5.452cm" svg:x="14.313cm" svg:y="8.511cm" presentation:class="outline">
          <draw:text-box>
            <text:list text:style-name="L3">
              <text:list-header>
                <text:p>The matrix above has dimensions 3 x 4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 presentation:use-footer-name="ftr1">
        <draw:frame presentation:style-name="pr8" draw:layer="layout" svg:width="25.199cm" svg:height="1.912cm" svg:x="1.4cm" svg:y="0.627cm" presentation:class="title" presentation:user-transformed="true">
          <draw:text-box>
            <text:p><text:span text:style-name="T3">How To – Turn a System of Equations into a Matrix</text:span></text:p>
          </draw:text-box>
        </draw:frame>
        <draw:frame presentation:style-name="pr6" draw:layer="layout" svg:width="25.199cm" svg:height="11.43cm" svg:x="1.4cm" svg:y="2.54cm" presentation:class="outline" presentation:user-transformed="true">
          <draw:text-box>
            <text:list text:style-name="L4">
              <text:list-item>
                <text:p>Write the coefficients of the x-terms as the numbers down the first column.</text:p>
              </text:list-item>
              <text:list-item>
                <text:p>Write the coefficients of the y-terms as the numbers down the second column.</text:p>
              </text:list-item>
              <text:list-item>
                <text:p>If there are z-terms, write the coefficients as the numbers down the third column.</text:p>
              </text:list-item>
              <text:list-item>
                <text:p>Write the constants in the fourth column.</text:p>
              </text:list-item>
            </text:list>
          </draw:text-box>
        </draw:frame>
        <draw:frame draw:style-name="gr2" draw:text-style-name="P2" draw:layer="layout" svg:width="3.527cm" svg:height="1.763cm" svg:x="12.298cm" svg:y="7.03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 presentation:use-footer-name="ftr1">
        <draw:frame presentation:style-name="pr4" draw:layer="layout" svg:width="25.199cm" svg:height="1.912cm" svg:x="1.4cm" svg:y="0.628cm" presentation:class="title">
          <draw:text-box>
            <text:p>Example 2</text:p>
          </draw:text-box>
        </draw:frame>
        <draw:frame presentation:style-name="pr5" draw:layer="layout" svg:width="12.297cm" svg:height="11.43cm" svg:x="1.4cm" svg:y="2.54cm" presentation:class="outline">
          <draw:text-box>
            <text:list text:style-name="L3">
              <text:list-header>
                <text:p>Solve the system by Gaussian elimination.</text:p>
                <text:p/>
              </text:list-header>
            </text:list>
          </draw:text-box>
        </draw:frame>
        <draw:frame draw:style-name="gr2" draw:layer="layout" svg:width="5.317cm" svg:height="4.76cm" svg:x="14.313cm" svg:y="2.5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 presentation:use-footer-name="ftr1">
        <draw:frame presentation:style-name="pr4" draw:layer="layout" svg:width="25.199cm" svg:height="1.912cm" svg:x="1.4cm" svg:y="0.628cm" presentation:class="title">
          <draw:text-box>
            <text:p>Reduced Row Echelon Form</text:p>
          </draw:text-box>
        </draw:frame>
        <draw:frame presentation:style-name="pr6" draw:layer="layout" svg:width="12.297cm" svg:height="11.43cm" svg:x="1.4cm" svg:y="2.54cm" presentation:class="outline">
          <draw:text-box>
            <text:list text:style-name="L3">
              <text:list-item>
                <text:p>A matrix is in reduced row echelon form if it looks like the matrix on the right.</text:p>
              </text:list-item>
              <text:list-item>
                <text:p>You can read the solutions to a system from the right column.</text:p>
              </text:list-item>
            </text:list>
          </draw:text-box>
        </draw:frame>
        <draw:frame draw:style-name="gr2" draw:layer="layout" svg:width="7.067cm" svg:height="5.259cm" svg:x="14.313cm" svg:y="2.54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footer-name="ftr1">
        <draw:frame presentation:style-name="pr8" draw:layer="layout" svg:width="25.199cm" svg:height="1.912cm" svg:x="1.4cm" svg:y="0.628cm" presentation:class="title">
          <draw:text-box>
            <text:p>Entering a Matrix</text:p>
          </draw:text-box>
        </draw:frame>
        <draw:frame presentation:style-name="pr6" draw:layer="layout" svg:width="25.199cm" svg:height="11.43cm" svg:x="1.4cm" svg:y="2.54cm" presentation:class="outline">
          <draw:text-box>
            <text:p>To enter a matrix in a TI graphing calculator:</text:p>
            <text:list text:style-name="L4">
              <text:list-item>
                <text:p>Press <text:span text:style-name="T4">2</text:span><text:span text:style-name="T5">nd</text:span> and <text:span text:style-name="T4">x</text:span><text:span text:style-name="T6">-1</text:span> to enter the <text:span text:style-name="T4">MATRIX</text:span> menu.</text:p>
              </text:list-item>
              <text:list-item>
                <text:p>Go right to <text:span text:style-name="T4">EDIT</text:span>.</text:p>
              </text:list-item>
              <text:list-item>
                <text:p>Press 1 to edit matrix <text:span text:style-name="T4">[A]</text:span>.</text:p>
              </text:list-item>
              <text:list-item>
                <text:p>Type the dimensions of the matrix</text:p>
              </text:list-item>
              <text:list-item>
                <text:p>Type the entries of the matrix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footer-name="ftr1">
        <draw:frame presentation:style-name="pr8" draw:layer="layout" svg:width="25.199cm" svg:height="1.912cm" svg:x="1.4cm" svg:y="0.628cm" presentation:class="title">
          <draw:text-box>
            <text:p>Row Reducing a Matrix</text:p>
          </draw:text-box>
        </draw:frame>
        <draw:frame presentation:style-name="pr6" draw:layer="layout" svg:width="25.199cm" svg:height="11.43cm" svg:x="1.4cm" svg:y="2.54cm" presentation:class="outline">
          <draw:text-box>
            <text:p>To enter a matrix in a TI graphing calculator:</text:p>
            <text:list text:style-name="L4">
              <text:list-item>
                <text:p>Enter the <text:span text:style-name="T4">MATRIX</text:span> menu.</text:p>
              </text:list-item>
              <text:list-item>
                <text:p>Go right to <text:span text:style-name="T4">MATH</text:span>.</text:p>
              </text:list-item>
              <text:list-item>
                <text:p>Go down to <text:span text:style-name="T4">B:rref(</text:span>.</text:p>
              </text:list-item>
              <text:list-item>
                <text:p>Enter the <text:span text:style-name="T4">MATRIX</text:span> menu.</text:p>
              </text:list-item>
              <text:list-item>
                <text:p>Press 1 to put matrix <text:span text:style-name="T4">[A]</text:span> on the home screen.</text:p>
              </text:list-item>
              <text:list-item>
                <text:p>Close the parentheses and press <text:span text:style-name="T4">ENTER</text:span>.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 presentation:use-footer-name="ftr1">
        <draw:frame presentation:style-name="pr4" draw:layer="layout" svg:width="25.199cm" svg:height="1.912cm" svg:x="1.4cm" svg:y="0.628cm" presentation:class="title">
          <draw:text-box>
            <text:p>Example 3</text:p>
          </draw:text-box>
        </draw:frame>
        <draw:frame presentation:style-name="pr5" draw:layer="layout" svg:width="12.297cm" svg:height="11.43cm" svg:x="1.4cm" svg:y="2.54cm" presentation:class="outline">
          <draw:text-box>
            <text:list text:style-name="L3">
              <text:list-header>
                <text:p>Solve the system by Gaussian elimination.</text:p>
                <text:p/>
              </text:list-header>
            </text:list>
          </draw:text-box>
        </draw:frame>
        <draw:frame draw:style-name="gr2" draw:layer="layout" svg:width="8.374cm" svg:height="4.668cm" svg:x="14.313cm" svg:y="2.54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GyreCursor" svg:font-family="TeXGyreCursor" style:font-family-generic="modern" style:font-pitch="fixed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912cm" svg:x="1.4cm" svg:y="0.628cm" presentation:class="title" presentation:placeholder="true">
        <draw:text-box/>
      </draw:frame>
      <draw:frame presentation:style-name="Default-outline1" draw:layer="backgroundobjects" svg:width="25.199cm" svg:height="11.43cm" svg:x="1.4cm" svg:y="2.54cm" presentation:class="outline" presentation:placeholder="true">
        <draw:text-box/>
      </draw:frame>
      <draw:frame presentation:style-name="Mpr1" draw:text-style-name="MP6" draw:layer="backgroundobjects" svg:width="25.4cm" svg:height="0.828cm" svg:x="1.27cm" svg:y="14.605cm" presentation:class="footer">
        <draw:text-box>
          <text:p text:style-name="MP5"><presentation:footer/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6T20:42:47.459000000</meta:creation-date>
    <dc:date>2024-10-27T00:43:06.970000000</dc:date>
    <meta:editing-duration>PT1H36M12S</meta:editing-duration>
    <meta:editing-cycles>4</meta:editing-cycles>
    <meta:generator>LibreOffice/24.8.2.1$Windows_X86_64 LibreOffice_project/0f794b6e29741098670a3b95d60478a65d05ef13</meta:generator>
    <meta:document-statistic meta:object-count="62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i>x</mi>
              <mo stretchy="false">+</mo>
              <mn>2</mn>
            </mrow>
            <mrow>
              <mrow>
                <mi>y</mi>
                <mo stretchy="false">−</mo>
                <mi>z</mi>
              </mrow>
              <mo stretchy="false">=</mo>
              <mn>3</mn>
            </mrow>
          </mrow>
        </mtd>
      </mtr>
      <mtr>
        <mtd>
          <mrow>
            <mtext/>
            <mn>2</mn>
            <mrow>
              <mi>x</mi>
              <mo stretchy="false">−</mo>
              <mi>y</mi>
              <mo stretchy="false">+</mo>
              <mn>2</mn>
            </mrow>
            <mrow>
              <mi>z</mi>
              <mo stretchy="false">=</mo>
              <mn>6</mn>
            </mrow>
          </mrow>
        </mtd>
      </mtr>
      <mtr>
        <mtd>
          <mrow>
            <mtext/>
            <mrow>
              <mi>x</mi>
              <mo stretchy="false">−</mo>
              <mn>3</mn>
            </mrow>
            <mrow>
              <mi>y</mi>
              <mo stretchy="false">+</mo>
              <mn>3</mn>
            </mrow>
            <mrow>
              <mi>z</mi>
              <mo stretchy="false">=</mo>
              <mn>4</mn>
            </mrow>
          </mrow>
        </mtd>
      </mtr>
    </mtable>
    <annotation encoding="StarMath 5.0">""x+2y-z=3
newline
""2x-y+2z=6
newline
""x-3y+3z=4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n>2</mn>
            <mrow>
              <mi>x</mi>
              <mo stretchy="false">+</mo>
              <mn>3</mn>
            </mrow>
            <mrow>
              <mi>y</mi>
              <mo stretchy="false">=</mo>
              <mn>6</mn>
            </mrow>
          </mrow>
        </mtd>
      </mtr>
      <mtr>
        <mtd>
          <mrow>
            <mtext/>
            <mrow>
              <mrow>
                <mi>x</mi>
                <mo stretchy="false">−</mo>
                <mi>y</mi>
              </mrow>
              <mo stretchy="false">=</mo>
              <mfrac>
                <mn>1</mn>
                <mn>2</mn>
              </mfrac>
            </mrow>
          </mrow>
        </mtd>
      </mtr>
    </mtable>
    <annotation encoding="StarMath 5.0">""2x+3y=6
newline
""x-y= 1 over 2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n>5</mn>
            <mrow>
              <mi>x</mi>
              <mo stretchy="false">+</mo>
              <mn>3</mn>
            </mrow>
            <mrow>
              <mi>y</mi>
              <mo stretchy="false">+</mo>
              <mn>9</mn>
            </mrow>
            <mrow>
              <mi>z</mi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row>
              <mtext/>
              <mo stretchy="false">−</mo>
              <mn>2</mn>
            </mrow>
            <mrow>
              <mi>x</mi>
              <mo stretchy="false">+</mo>
              <mn>3</mn>
            </mrow>
            <mrow>
              <mrow>
                <mi>y</mi>
                <mo stretchy="false">−</mo>
                <mi>z</mi>
              </mrow>
              <mo stretchy="false">=</mo>
              <mrow>
                <mo stretchy="false">−</mo>
                <mn>2</mn>
              </mrow>
            </mrow>
          </mrow>
        </mtd>
      </mtr>
      <mtr>
        <mtd>
          <mrow>
            <mrow>
              <mtext/>
              <mo stretchy="false">−</mo>
              <mi>x</mi>
              <mo stretchy="false">−</mo>
              <mn>4</mn>
            </mrow>
            <mrow>
              <mi>y</mi>
              <mo stretchy="false">+</mo>
              <mn>5</mn>
            </mrow>
            <mrow>
              <mi>z</mi>
              <mo stretchy="false">=</mo>
              <mn>1</mn>
            </mrow>
          </mrow>
        </mtd>
      </mtr>
    </mtable>
    <annotation encoding="StarMath 5.0">""5x+3y+9z=-1
newline
""-2x+3y-z=-2
newline
""-x-4y+5z=1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3</mn>
            </mtd>
            <mtd>
              <mn>2</mn>
            </mtd>
            <mtd>
              <mn>5</mn>
            </mtd>
            <mtd>
              <mrow>
                <mo stretchy="false">−</mo>
                <mn>4</mn>
              </mrow>
            </mtd>
          </mtr>
          <mtr>
            <mtd>
              <mrow>
                <mo stretchy="false">−</mo>
                <mn>1</mn>
              </mrow>
            </mtd>
            <mtd>
              <mn>0</mn>
            </mtd>
            <mtd>
              <mrow>
                <mo stretchy="false">−</mo>
                <mn>3</mn>
              </mrow>
            </mtd>
            <mtd>
              <mn>2</mn>
            </mtd>
          </mtr>
          <mtr>
            <mtd>
              <mn>7</mn>
            </mtd>
            <mtd>
              <mn>3.2</mn>
            </mtd>
            <mtd>
              <mn>9</mn>
            </mtd>
            <mtd>
              <mn>3.6</mn>
            </mtd>
          </mtr>
        </mtable>
      </mrow>
      <mo fence="true" form="postfix" stretchy="true">]</mo>
    </mrow>
    <annotation encoding="StarMath 5.0">left [ matrix{3 # 2 # 5 # -4 ## -1 # 0 # -3 # 2 ## 7 # 3.2 # 9 # 3.6}  right ] </annotation>
  </semantics>
</math>
</file>

<file path=Object 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  <mtd>
              <mn>0</mn>
            </mtd>
            <mtd>
              <mi>a</mi>
            </mtd>
          </mtr>
          <mtr>
            <mtd>
              <mn>0</mn>
            </mtd>
            <mtd>
              <mn>1</mn>
            </mtd>
            <mtd>
              <mn>0</mn>
            </mtd>
            <mtd>
              <mi>b</mi>
            </mtd>
          </mtr>
          <mtr>
            <mtd>
              <mn>0</mn>
            </mtd>
            <mtd>
              <mn>0</mn>
            </mtd>
            <mtd>
              <mn>1</mn>
            </mtd>
            <mtd>
              <mi>c</mi>
            </mtd>
          </mtr>
        </mtable>
      </mrow>
      <mo fence="true" form="postfix" stretchy="true">]</mo>
    </mrow>
    <annotation encoding="StarMath 5.0">left[  matrix { 1 # 0 # 0 # a ## 0 # 1 # 0 # b ## 0 # 0 # 1 # c } right]</annotation>
  </semantics>
</math>
</file>